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output_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Output variables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1" office:value-type="string" calcext:value-type="string">
            <text:p>Photovoltaic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installationCost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Cost of the photovoltaic installation (panels + meter replacement)</text:p>
          </table:table-cell>
        </table:table-row>
        <table:table-row table:style-name="ro1">
          <table:table-cell office:value-type="string" calcext:value-type="string">
            <text:p>CVAmountYear10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Gain by certificats verts. Amount of certificats verts selling during 10 years</text:p>
          </table:table-cell>
        </table:table-row>
        <table:table-row table:style-name="ro1">
          <table:table-cell office:value-type="string" calcext:value-type="string">
            <text:p>selfConsumptionAmountYear10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Gain by self-production. Amount of electricity that the user does not have to buy since he produces it, for 10 years.</text:p>
          </table:table-cell>
        </table:table-row>
        <table:table-row table:style-name="ro1">
          <table:table-cell office:value-type="string" calcext:value-type="string">
            <text:p>savedCO2emissions</text:p>
          </table:table-cell>
          <table:table-cell office:value-type="string" calcext:value-type="string">
            <text:p>kgCO2</text:p>
          </table:table-cell>
          <table:table-cell office:value-type="string" calcext:value-type="string">
            <text:p>Saved CO2 emissions corresponding to the electricity that is produced by the solar panels. It uses the ‘constants.co2_emissions_by_kwh` conversion factor.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Potential photovoltaic area of the building. It is the sum of the roof areas with a minimal productivity (given by `constants.low_productivity_limit`) minus the obstacle areas. </text:p>
          </table:table-cell>
        </table:table-row>
        <table:table-row table:style-name="ro1">
          <table:table-cell office:value-type="string" calcext:value-type="string">
            <text:p>maxArea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Actual photovoltaic area. It is equal to the potential photovoltaic area unless the maximum power (‘constants.max_power`) of the photovoltaic installation is overpassed. In such a case, roofs are selected starting with highest productivity roofs until the maximum power is attained. <text:s/>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kWc</text:p>
          </table:table-cell>
          <table:table-cell office:value-type="string" calcext:value-type="string">
            <text:p>Power of the photovoltaic installation</text:p>
          </table:table-cell>
        </table:table-row>
        <table:table-row table:style-name="ro1">
          <table:table-cell office:value-type="string" calcext:value-type="string">
            <text:p>obstacleRate</text:p>
          </table:table-cell>
          <table:table-cell/>
          <table:table-cell office:value-type="string" calcext:value-type="string">
            <text:p>Obstacle rate of the building (see inputs)</text:p>
          </table:table-cell>
        </table:table-row>
        <table:table-row table:style-name="ro1">
          <table:table-cell office:value-type="string" calcext:value-type="string">
            <text:p>annualProduction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Annual photovoltaic production of the installation</text:p>
          </table:table-cell>
        </table:table-row>
        <table:table-row table:style-name="ro1">
          <table:table-cell office:value-type="string" calcext:value-type="string">
            <text:p>annualConsumption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Annual electricity consumption of the building</text:p>
          </table:table-cell>
        </table:table-row>
        <table:table-row table:style-name="ro1">
          <table:table-cell office:value-type="string" calcext:value-type="string">
            <text:p>autonomy</text:p>
          </table:table-cell>
          <table:table-cell/>
          <table:table-cell office:value-type="string" calcext:value-type="string">
            <text:p>Autonomy of the photovoltaic installation. See photovoltaic autonomy.</text:p>
          </table:table-cell>
        </table:table-row>
        <table:table-row table:style-name="ro1">
          <table:table-cell office:value-type="string" calcext:value-type="string">
            <text:p>CVAmountYear25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Gain by certificats verts. Amount of certificats verts selling during 25 years</text:p>
          </table:table-cell>
        </table:table-row>
        <table:table-row table:style-name="ro1">
          <table:table-cell office:value-type="string" calcext:value-type="string">
            <text:p>selfConsumptionAmountYear25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Gain by self-production. Amount of electricity that the user does not have to buy since he produces it, for 25 years.</text:p>
          </table:table-cell>
        </table:table-row>
        <table:table-row table:style-name="ro1">
          <table:table-cell office:value-type="string" calcext:value-type="string">
            <text:p>totalGain25Y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Total gain for 25 years. Sum of the certificat verts gains and gains by self-production.</text:p>
          </table:table-cell>
        </table:table-row>
        <table:table-row table:style-name="ro1">
          <table:table-cell office:value-type="string" calcext:value-type="string">
            <text:p>returnTi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eturn time of the photovoltaic installation using actualised prices.</text:p>
          </table:table-cell>
        </table:table-row>
        <table:table-row table:style-name="ro1">
          <table:table-cell table:style-name="ce1"/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/00/0000</text:date>, <text:time style:data-style-name="N2" text:time-value="15:09:12.027966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0-03T15:10:48.309245691</dc:date>
    <dc:creator>Julien Minet</dc:creator>
    <meta:editing-duration>PT1H51S</meta:editing-duration>
    <meta:editing-cycles>15</meta:editing-cycles>
    <meta:document-statistic meta:table-count="1" meta:cell-count="47" meta:object-count="0"/>
  </office:meta>
</office:document-meta>
</file>